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style:text-underline-style="none" officeooo:rsid="00766cc6" officeooo:paragraph-rsid="003b3a4f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tyle="normal" style:text-underline-style="none" officeooo:rsid="00779b0a" officeooo:paragraph-rsid="00779b0a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officeooo:rsid="007924c4" officeooo:paragraph-rsid="007924c4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officeooo:rsid="007b4572" officeooo:paragraph-rsid="007b4572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officeooo:rsid="007cf7d1" officeooo:paragraph-rsid="007cf7d1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officeooo:rsid="007e95b7" officeooo:paragraph-rsid="007e95b7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officeooo:rsid="0080011e" officeooo:paragraph-rsid="0080011e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officeooo:rsid="00863504" officeooo:paragraph-rsid="00863504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officeooo:rsid="0087e433" officeooo:paragraph-rsid="0087e433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officeooo:rsid="0089a089" officeooo:paragraph-rsid="0089a089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08b05b7" officeooo:paragraph-rsid="008b05b7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officeooo:rsid="008e93a5" officeooo:paragraph-rsid="008e93a5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officeooo:rsid="008f41a8" officeooo:paragraph-rsid="008f41a8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officeooo:rsid="008fc78e" officeooo:paragraph-rsid="008fc78e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officeooo:rsid="009229ef" officeooo:paragraph-rsid="009229ef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officeooo:rsid="0094289b" officeooo:paragraph-rsid="0094289b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officeooo:rsid="0094fbc8" officeooo:paragraph-rsid="0094fbc8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officeooo:rsid="00970732" officeooo:paragraph-rsid="00970732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officeooo:rsid="009822d4" officeooo:paragraph-rsid="009822d4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officeooo:rsid="0099ba5d" officeooo:paragraph-rsid="0099ba5d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none" officeooo:rsid="009ac269" officeooo:paragraph-rsid="009ac269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none" officeooo:rsid="009bbe03" officeooo:paragraph-rsid="009bbe03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officeooo:rsid="009e006c" officeooo:paragraph-rsid="009e006c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officeooo:rsid="00a173a6" officeooo:paragraph-rsid="00a173a6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officeooo:rsid="00a18da9" officeooo:paragraph-rsid="00a18da9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80011e" officeooo:paragraph-rsid="0080011e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87e433" officeooo:paragraph-rsid="0087e433" style:font-style-asian="normal" style:font-style-complex="normal"/>
    </style:style>
    <style:style style:name="T1" style:family="text">
      <style:text-properties officeooo:rsid="007a6aae"/>
    </style:style>
    <style:style style:name="T2" style:family="text">
      <style:text-properties officeooo:rsid="007f3f5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86be2e"/>
    </style:style>
    <style:style style:name="T5" style:family="text">
      <style:text-properties officeooo:rsid="008a0db5"/>
    </style:style>
    <style:style style:name="T6" style:family="text">
      <style:text-properties officeooo:rsid="008a6125"/>
    </style:style>
    <style:style style:name="T7" style:family="text">
      <style:text-properties officeooo:rsid="008e93a5"/>
    </style:style>
    <style:style style:name="T8" style:family="text">
      <style:text-properties officeooo:rsid="008f25df"/>
    </style:style>
    <style:style style:name="T9" style:family="text">
      <style:text-properties officeooo:rsid="008fc78e"/>
    </style:style>
    <style:style style:name="T10" style:family="text">
      <style:text-properties officeooo:rsid="0094289b"/>
    </style:style>
    <style:style style:name="T11" style:family="text">
      <style:text-properties officeooo:rsid="00953361"/>
    </style:style>
    <style:style style:name="T12" style:family="text">
      <style:text-properties officeooo:rsid="009d7933"/>
    </style:style>
    <style:style style:name="T13" style:family="text">
      <style:text-properties officeooo:rsid="009e99d9"/>
    </style:style>
    <style:style style:name="T14" style:family="text">
      <style:text-properties officeooo:rsid="009fbef7"/>
    </style:style>
    <style:style style:name="T15" style:family="text">
      <style:text-properties officeooo:rsid="00a1d7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TTP</text:p>
      <text:p text:style-name="P1"/>
      <text:p text:style-name="P3"><text:span text:style-name="T1">HTTP </text:span>= protocole qui permet l'échange d'infos. </text:p>
      <text:p text:style-name="P3"/>
      <text:p text:style-name="P4">Requête</text:p>
      <text:p text:style-name="P4">Réponse</text:p>
      <text:p text:style-name="P4">Framework</text:p>
      <text:p text:style-name="P4">Architecture REST</text:p>
      <text:p text:style-name="P4">HTTP/2</text:p>
      <text:p text:style-name="P4"/>
      <text:p text:style-name="P5">HTTP permet à 2 machines de communiquer.</text:p>
      <text:p text:style-name="P5">le navigateur appelle le serveur qui <text:span text:style-name="T2">lui répond</text:span></text:p>
      <text:p text:style-name="P5"/>
      <text:p text:style-name="P5">requête : GET / HTTP/1.1</text:p>
      <text:p text:style-name="P5">Host: xkcd.com</text:p>
      <text:p text:style-name="P5">Accept: text/html /* le type de retour attendu */</text:p>
      <text:p text:style-name="P5">User-Agent: Mozilla/5.0 (Macintosh)</text:p>
      <text:p text:style-name="P5"/>
      <text:p text:style-name="P6">Les verbes HTTP : </text:p>
      <text:p text:style-name="P6">GET : récupère la ressource depuis le serveur</text:p>
      <text:p text:style-name="P6">POST : crée ressource sur serveur</text:p>
      <text:p text:style-name="P6">PUT : maj ressource sur le serveur</text:p>
      <text:p text:style-name="P6">DELETE : supprime ressource sur le serveur</text:p>
      <text:p text:style-name="P6"/>
      <text:p text:style-name="P26">L'architecture REST : </text:p>
      <text:p text:style-name="P7">Les principes de REST (par Roy Fielding).</text:p>
      <text:p text:style-name="P8"><text:span text:style-name="T3">but :</text:span> aller chercher une application sur un autre serveur, utiliser des ressources que l'on ne possède pas sur son serveur (ex : API marvel ou API pour aller chercher les codes postaux<text:span text:style-name="T4">)</text:span></text:p>
      <text:p text:style-name="P8"/>
      <text:p text:style-name="P27">HTTP2 <text:span text:style-name="T7">(2015)</text:span> : </text:p>
      <text:p text:style-name="P27"/>
      <text:p text:style-name="P11">problème http : verbeux <text:span text:style-name="T9">(notamment les entêtes message)</text:span></text:p>
      <text:p text:style-name="P9"><text:span text:style-name="T6">b</text:span>asé sur SPDY de Google</text:p>
      <text:p text:style-name="P10"><text:span text:style-name="T5">utilise les </text:span>mêmes API que HTTP <text:span text:style-name="T8">(get, post, put...) (même entêtes, status) (mêmes codes d'erreur)</text:span></text:p>
      <text:p text:style-name="P12">optimisation du cache <text:span text:style-name="T10">(cache sur le client : cache pushing) (possibilité de rendre inactif le cash pushing)</text:span></text:p>
      <text:p text:style-name="P12">interrompre requête sans la fermer</text:p>
      <text:p text:style-name="P15">optimisation TCP avec le (simultanéité)</text:p>
      <text:p text:style-name="P12">compatibilité avec les nouveaux navigateurs</text:p>
      <text:p text:style-name="P12"/>
      <text:p text:style-name="P13">HTTP est coûteux (grande enveloppe quelque soit le message, la lettre contenue)</text:p>
      <text:p text:style-name="P14">/* pas séquentiel mais parallèle */ vérifier sur le powerpoint</text:p>
      <text:p text:style-name="P14"/>
      <text:p text:style-name="P16">initier une connexion TCP/IP coûte des ressources</text:p>
      <text:p text:style-name="P17">avec HTTP, pour préserver la bande passante il faut couper la connexion</text:p>
      <text:p text:style-name="P17">HTTP2 peut maintenir la bande passante pour un coû<text:span text:style-name="T11">t moindre</text:span></text:p>
      <text:p text:style-name="P17"/>
      <text:p text:style-name="P18">le chiffrement coûte des ressources</text:p>
      <text:p text:style-name="P19">avec HTTP2 : chiffrement plus performant</text:p>
      <text:p text:style-name="P19"/>
      <text:p text:style-name="P20">Les sites HTTPS sont mieux référencés</text:p>
      <text:p text:style-name="P20"/>
      <text:p text:style-name="P21"><text:soft-page-break/>problème HTTP : échange unidirectionnel <text:span text:style-name="T12">(le client lance une requête au serveur)</text:span></text:p>
      <text:p text:style-name="P21"/>
      <text:p text:style-name="P22">Websocket pour des communications full-duplex</text:p>
      <text:p text:style-name="P22"/>
      <text:p text:style-name="P23">demande au serveur de changer de protocole <text:span text:style-name="T13">(qui deviendra websocket)</text:span></text:p>
      <text:p text:style-name="P24">avec websocket, le serveur envoie de lui-même des infos au client <text:span text:style-name="T15">(en push)</text:span> (évite au client de demander sans arrêt dans un chat si le serveur a de nouvelles informations)</text:p>
      <text:p text:style-name="P23"/>
      <text:p text:style-name="P24">new WebSocket("ws://127,0,0,1/8004/ws.php")</text:p>
      <text:p text:style-name="P24"/>
      <text:p text:style-name="P25">Un hacker utilise tout ça pour hacker un s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1:40:13.417007348</meta:creation-date>
    <meta:generator>LibreOffice/4.3.3.2$Linux_X86_64 LibreOffice_project/430m0$Build-2</meta:generator>
    <dc:date>2016-10-03T11:37:57.682571838</dc:date>
    <meta:editing-duration>PT17H24M34S</meta:editing-duration>
    <meta:editing-cycles>161</meta:editing-cycles>
    <meta:document-statistic meta:table-count="0" meta:image-count="0" meta:object-count="0" meta:page-count="2" meta:paragraph-count="43" meta:word-count="322" meta:character-count="2023" meta:non-whitespace-character-count="1740"/>
  </office:meta>
</office:document-meta>
</file>